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style>
    <style:style style:name="P2" style:family="paragraph" style:parent-style-name="Standard" style:list-style-name="L2">
      <style:paragraph-properties fo:text-align="justify"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43222399964207190" text:style-name="L1">
        <text:list-item>
          <text:p text:style-name="P1">introduction</text:p>
          <text:list>
            <text:list-item>
              <text:p text:style-name="P1">généralités</text:p>
              <text:list>
                <text:list-item>
                  <text:p text:style-name="P1">perso : matière</text:p>
                  <text:list>
                    <text:list-item>
                      <text:p text:style-name="P1">meynard</text:p>
                    </text:list-item>
                    <text:list-item>
                      <text:p text:style-name="P1">interprétation et compilation</text:p>
                    </text:list-item>
                    <text:list-item>
                      <text:p text:style-name="P1">HLIN604</text:p>
                    </text:list-item>
                  </text:list>
                </text:list-item>
                <text:list-item>
                  <text:p text:style-name="P1">notation</text:p>
                  <text:list>
                    <text:list-item>
                      <text:p text:style-name="P1">épreuves</text:p>
                      <text:list>
                        <text:list-item>
                          <text:p text:style-name="P1">CC : plusieurs en fin de cours 30 min rapide questions cours</text:p>
                        </text:list-item>
                        <text:list-item>
                          <text:p text:style-name="P1">explications inachevé !!!</text:p>
                        </text:list-item>
                      </text:list>
                    </text:list-item>
                  </text:list>
                </text:list-item>
                <text:list-item>
                  <text:p text:style-name="P1">objectifs</text:p>
                  <text:list>
                    <text:list-item>
                      <text:p text:style-name="P1">applications concrètes de la théorie des langages formels</text:p>
                    </text:list-item>
                    <text:list-item>
                      <text:p text:style-name="P1">compréhension des techniques de compilation</text:p>
                      <text:list>
                        <text:list-item>
                          <text:p text:style-name="P1">utile pour comprendre l'origine des erreurs de compilation et leurs raisons</text:p>
                        </text:list-item>
                        <text:list-item>
                          <text:p text:style-name="P1">exemple : différence entre erreurs syntaxiques et sémantiques</text:p>
                        </text:list-item>
                      </text:list>
                    </text:list-item>
                    <text:list-item>
                      <text:p text:style-name="P1">utilisation d'outils</text:p>
                      <text:list>
                        <text:list-item>
                          <text:p text:style-name="P1">pas capital</text:p>
                        </text:list-item>
                        <text:list-item>
                          <text:p text:style-name="P1">on utilisera 2 outils GNU : flex et bison</text:p>
                        </text:list-item>
                        <text:list-item>
                          <text:p text:style-name="P1">servent a générer des analyseurs lexicaux et syntaxiques</text:p>
                        </text:list-item>
                        <text:list-item>
                          <text:p text:style-name="P1">HS :</text:p>
                          <text:list>
                            <text:list-item>
                              <text:p text:style-name="P1">analyseurs lexicaux : assez simples, découpent flot de caractères (fichier programme normalement), puis transforme en suite de jetons (tokken, tokkenisation). Tokenisation à la volée souvent dans les langages de programmation maintenant. On tokkenise puis on interprète.</text:p>
                              <text:list>
                                <text:list-item>
                                  <text:p text:style-name="P1">jeton</text:p>
                                  <text:list>
                                    <text:list-item>
                                      <text:p text:style-name="P1">unité atomique généralement matérialisée par un entier représentant une catégorie lexicale</text:p>
                                    </text:list-item>
                                    <text:list-item>
                                      <text:p text:style-name="P1">ex : jeton IF pour if, jeton LITENT pour 134, ID pour x12</text:p>
                                    </text:list-item>
                                  </text:list>
                                </text:list-item>
                              </text:list>
                            </text:list-item>
                            <text:list-item>
                              <text:p text:style-name="P1">analyseur syntaxique (0:09:00 – page 1)</text:p>
                              <text:list>
                                <text:list-item>
                                  <text:p text:style-name="P1">transformer suite jeton en arbre</text:p>
                                  <text:list>
                                    <text:list-item>
                                      <text:p text:style-name="P1">car langages de programmations définis par grammaires</text:p>
                                    </text:list-item>
                                    <text:list-item>
                                      <text:p text:style-name="P1">et grammaires permettent de transformer un mot programme en arbre syntaxique (correspondent aux arbres de langage formel)</text:p>
                                    </text:list-item>
                                  </text:list>
                                </text:list-item>
                              </text:list>
                            </text:list-item>
                          </text:list>
                        </text:list-item>
                      </text:list>
                    </text:list-item>
                    <text:list-item>
                      <text:p text:style-name="P1">utilité des traducteurs</text:p>
                    </text:list-item>
                    <text:list-item>
                      <text:p text:style-name="P1">réalisation d'un projet normalement mais on aura pas le temps donc on le fera pas</text:p>
                    </text:list-item>
                  </text:list>
                </text:list-item>
                <text:list-item>
                  <text:p text:style-name="P1">plan</text:p>
                  <text:list>
                    <text:list-item>
                      <text:p text:style-name="P1">introduction</text:p>
                    </text:list-item>
                    <text:list-item>
                      <text:p text:style-name="P1">analyse lexicale</text:p>
                    </text:list-item>
                    <text:list-item>
                      <text:p text:style-name="P1">analyse syntaxique</text:p>
                    </text:list-item>
                    <text:list-item>
                      <text:p text:style-name="P1">analyse sémantique</text:p>
                    </text:list-item>
                    <text:list-item>
                      <text:p text:style-name="P1">génération de code</text:p>
                    </text:list-item>
                    <text:list-item>
                      <text:p text:style-name="P1">sémantique opérationnelle des langages de programmation</text:p>
                    </text:list-item>
                  </text:list>
                </text:list-item>
                <text:list-item>
                  <text:p text:style-name="P1">bibliographie</text:p>
                  <text:list>
                    <text:list-item>
                      <text:p text:style-name="P1">bible : "compilateurs : principes, techniques et outils" de Sethi, Ullman et Aho</text:p>
                      <text:list>
                        <text:list-item>
                          <text:p text:style-name="P1">ouvrage extrêmement complet</text:p>
                        </text:list-item>
                        <text:list-item>
                          <text:p text:style-name="P1">mélange aspect théoriques et aspect techniques</text:p>
                        </text:list-item>
                      </text:list>
                    </text:list-item>
                    <text:list-item>
                      <text:p text:style-name="P1">d'autres livres indiqués en fin de poly</text:p>
                    </text:list-item>
                  </text:list>
                </text:list-item>
              </text:list>
            </text:list-item>
            <text:list-item>
              <text:p text:style-name="P1">rappels théoriques</text:p>
              <text:list>
                <text:list-item>
                  <text:p text:style-name="P1">famille de grammaires et de langages : hiérarchie de chomsky</text:p>
                  <text:list>
                    <text:list-item>
                      <text:p text:style-name="P1"><text:soft-page-break/>généralités</text:p>
                      <text:list>
                        <text:list-item>
                          <text:p text:style-name="P1">notation grammaires dans ce cours</text:p>
                          <text:list>
                            <text:list-item>
                              <text:p text:style-name="P1">G = (Vt, Vn, R, S)</text:p>
                              <text:list>
                                <text:list-item>
                                  <text:p text:style-name="P1">Vt</text:p>
                                  <text:list>
                                    <text:list-item>
                                      <text:p text:style-name="P1">vocabulaire terminal</text:p>
                                    </text:list-item>
                                    <text:list-item>
                                      <text:p text:style-name="P1">alphabet sigma</text:p>
                                    </text:list-item>
                                  </text:list>
                                </text:list-item>
                                <text:list-item>
                                  <text:p text:style-name="P1">Vn</text:p>
                                  <text:list>
                                    <text:list-item>
                                      <text:p text:style-name="P1">vocabulaire non terminal</text:p>
                                    </text:list-item>
                                    <text:list-item>
                                      <text:p text:style-name="P1">alphabet non terminal</text:p>
                                    </text:list-item>
                                    <text:list-item>
                                      <text:p text:style-name="P1">contiendra des constructions syntaxiques</text:p>
                                      <text:list>
                                        <text:list-item>
                                          <text:p text:style-name="P1">comprendre que le vocabulaire désigne des choses destinées à être manipulées par des productions</text:p>
                                        </text:list-item>
                                        <text:list-item>
                                          <text:p text:style-name="P1">pas que le vocabulaire contient les productions elles mêmes</text:p>
                                        </text:list-item>
                                      </text:list>
                                    </text:list-item>
                                    <text:list-item>
                                      <text:p text:style-name="P1">ex en programmation : "instruction", "expression", "bloc" ...</text:p>
                                    </text:list-item>
                                  </text:list>
                                </text:list-item>
                                <text:list-item>
                                  <text:p text:style-name="P1">R</text:p>
                                  <text:list>
                                    <text:list-item>
                                      <text:p text:style-name="P1">règles de production</text:p>
                                    </text:list-item>
                                  </text:list>
                                </text:list-item>
                                <text:list-item>
                                  <text:p text:style-name="P1">S</text:p>
                                  <text:list>
                                    <text:list-item>
                                      <text:p text:style-name="P1">axiomes</text:p>
                                    </text:list-item>
                                  </text:list>
                                </text:list-item>
                              </text:list>
                            </text:list-item>
                          </text:list>
                        </text:list-item>
                        <text:list-item>
                          <text:p text:style-name="P1">4 familles de grammaires (et de langages qu'elles engendrent)</text:p>
                        </text:list-item>
                      </text:list>
                    </text:list-item>
                    <text:list-item>
                      <text:p text:style-name="P1">classement</text:p>
                      <text:list>
                        <text:list-item>
                          <text:p text:style-name="P1">type 0 : grammaires générales</text:p>
                          <text:list>
                            <text:list-item>
                              <text:p text:style-name="P1">note wiki : machines de turing</text:p>
                            </text:list-item>
                            <text:list-item>
                              <text:p text:style-name="P1">propriétés</text:p>
                              <text:list>
                                <text:list-item>
                                  <text:p text:style-name="P1">aucune restriction</text:p>
                                </text:list-item>
                                <text:list-item>
                                  <text:p text:style-name="P1">règles de production quelconques</text:p>
                                </text:list-item>
                                <text:list-item>
                                  <text:p text:style-name="P1">n'importe quoi à gauche et à droite de la règle de production</text:p>
                                </text:list-item>
                              </text:list>
                            </text:list-item>
                            <text:list-item>
                              <text:p text:style-name="P1">ex</text:p>
                              <text:list>
                                <text:list-item>
                                  <text:p text:style-name="P1">epsilon produit ab</text:p>
                                </text:list-item>
                                <text:list-item>
                                  <text:p text:style-name="P1">génération spontannée de ab (puisque epsilon existe partout dans un mot)</text:p>
                                </text:list-item>
                              </text:list>
                            </text:list-item>
                            <text:list-item>
                              <text:p text:style-name="P1">permettent de générer des langages "récursivement énumérables"</text:p>
                              <text:list>
                                <text:list-item>
                                  <text:p text:style-name="P1">principe</text:p>
                                  <text:list>
                                    <text:list-item>
                                      <text:p text:style-name="P1">essayons de construire récursivement tous les mots possibles d'un tel langage.</text:p>
                                    </text:list-item>
                                    <text:list-item>
                                      <text:p text:style-name="P1">réccurrence en le nombre de dérivations à partir de l'atome</text:p>
                                    </text:list-item>
                                    <text:list-item>
                                      <text:p text:style-name="P1">il s'agit de faire une exploration en largeur de l'arbre syntaxique du langage</text:p>
                                    </text:list-item>
                                  </text:list>
                                </text:list-item>
                                <text:list-item>
                                  <text:p text:style-name="P1">raisonnement par réccurrence</text:p>
                                  <text:list>
                                    <text:list-item>
                                      <text:p text:style-name="P1">on part de l'axiome, on regarde tout ce qu'on peut générer.</text:p>
                                    </text:list-item>
                                    <text:list-item>
                                      <text:p text:style-name="P1">vu qu'on a un nombre fini de règles de productions, après cette première étape, nombre fini de mots qui ont été générés : tous les mots générables à partir de l'axiome en 1 dérivation.</text:p>
                                    </text:list-item>
                                    <text:list-item>
                                      <text:p text:style-name="P1">soient les mots obtenus à une étape n, tels qu'il y ait un nombre fini de mots. Pour passer à l'étape n+1, pour chaque mots de n on peut utiliser un nombre fini de règles de productions. Donc génère à nouveau un nombre fini de mots.</text:p>
                                    </text:list-item>
                                  </text:list>
                                </text:list-item>
                                <text:list-item>
                                  <text:p text:style-name="P1">conclusion</text:p>
                                  <text:list>
                                    <text:list-item>
                                      <text:p text:style-name="P1">langages infinis en tout</text:p>
                                      <text:list>
                                        <text:list-item>
                                          <text:p text:style-name="P1">les langages réguliers définissables à partir d'automates sont finis je crois</text:p>
                                        </text:list-item>
                                        <text:list-item>
                                          <text:p text:style-name="P1"><text:soft-page-break/>mais ce qui va nous intéresser avec ce type de grammaires c'est les langages infinis</text:p>
                                        </text:list-item>
                                        <text:list-item>
                                          <text:p text:style-name="P1">Donc on pourra toujours passer d'une étape à la suivante.</text:p>
                                        </text:list-item>
                                        <text:list-item>
                                          <text:p text:style-name="P1">Donc le nombre d'étapes est infini, et le nombre de mots total est infini.</text:p>
                                        </text:list-item>
                                      </text:list>
                                    </text:list-item>
                                    <text:list-item>
                                      <text:p text:style-name="P1">langages finis à chaque étape</text:p>
                                      <text:list>
                                        <text:list-item>
                                          <text:p text:style-name="P1">Pour chaque étape de la récursion, on peut compter le nombre de mots. (comme vu précédemment)</text:p>
                                        </text:list-item>
                                      </text:list>
                                    </text:list-item>
                                  </text:list>
                                </text:list-item>
                              </text:list>
                            </text:list-item>
                            <text:list-item>
                              <text:p text:style-name="P1">indécidabilité de l'appartenance d'un mot au langage</text:p>
                              <text:list>
                                <text:list-item>
                                  <text:p text:style-name="P1">but : savoir si un mot quelconque fait ou non partie du langage</text:p>
                                </text:list-item>
                                <text:list-item>
                                  <text:p text:style-name="P1">on pourrait utiliser l'algorithme de force brut qui fait un parcours en largeur de l'arbre syntaxique</text:p>
                                  <text:list>
                                    <text:list-item>
                                      <text:p text:style-name="P1">note perso : mauvaise idée</text:p>
                                    </text:list-item>
                                    <text:list-item>
                                      <text:p text:style-name="P1">doit y avoir moyen plus efficace de déterminer appartenance en intension et non en extension</text:p>
                                    </text:list-item>
                                    <text:list-item>
                                      <text:p text:style-name="P1">mais pas trouvé pour le moment apparemment</text:p>
                                    </text:list-item>
                                  </text:list>
                                </text:list-item>
                                <text:list-item>
                                  <text:p text:style-name="P1">si le mot cherché fait partie du langage, au bout d'un temps fini l'algorithme trouvera le mot et on aura la réponse</text:p>
                                </text:list-item>
                                <text:list-item>
                                  <text:p text:style-name="P1">s'il ne fait pas partie du langage</text:p>
                                  <text:list>
                                    <text:list-item>
                                      <text:p text:style-name="P1">il va tourner indéfiniment</text:p>
                                    </text:list-item>
                                    <text:list-item>
                                      <text:p text:style-name="P1">à chaque instant t où on aura pas reçu la réponse, on aura aucun moyen de savoir si</text:p>
                                      <text:list>
                                        <text:list-item>
                                          <text:p text:style-name="P1">c'est parce que le mot n'est pas dans la grammaire</text:p>
                                        </text:list-item>
                                        <text:list-item>
                                          <text:p text:style-name="P1">ou juste parce qu'il n'a pas encore été trouvé</text:p>
                                        </text:list-item>
                                      </text:list>
                                    </text:list-item>
                                    <text:list-item>
                                      <text:p text:style-name="P1">note</text:p>
                                      <text:list>
                                        <text:list-item>
                                          <text:p text:style-name="P1">pas possible de le déterminer par la taille du mot</text:p>
                                        </text:list-item>
                                        <text:list-item>
                                          <text:p text:style-name="P1">car chaque dérivation peut modifier le mot d'une manière quelconque</text:p>
                                        </text:list-item>
                                      </text:list>
                                    </text:list-item>
                                  </text:list>
                                </text:list-item>
                              </text:list>
                            </text:list-item>
                          </text:list>
                        </text:list-item>
                      </text:list>
                    </text:list-item>
                  </text:list>
                </text:list-item>
              </text:list>
            </text:list-item>
          </text:list>
        </text:list-item>
      </text:list>
      <text:list xml:id="list5270171953273620508" text:style-name="L2">
        <text:list-item>
          <text:list>
            <text:list-item>
              <text:list>
                <text:list-item>
                  <text:list>
                    <text:list-item>
                      <text:list>
                        <text:list-item>
                          <text:list>
                            <text:list-item>
                              <text:list>
                                <text:list-item>
                                  <text:list>
                                    <text:list-item>
                                      <text:list>
                                        <text:list-item>
                                          <text:p text:style-name="P2">le mot peut grossir d'un nombre quelconque de caractères</text:p>
                                          <text:list>
                                            <text:list-item>
                                              <text:p text:style-name="P2">ex : inoez → ino(azerazrez)ez</text:p>
                                            </text:list-item>
                                          </text:list>
                                        </text:list-item>
                                        <text:list-item>
                                          <text:p text:style-name="P2">il peut aussi diminuer avec trucs comme abx → epsilon</text:p>
                                        </text:list-item>
                                        <text:list-item>
                                          <text:p text:style-name="P2">il peut ne pas bouger</text:p>
                                          <text:list>
                                            <text:list-item>
                                              <text:p text:style-name="P2">ex : a → x</text:p>
                                            </text:list-item>
                                          </text:list>
                                        </text:list-item>
                                      </text:list>
                                    </text:list-item>
                                  </text:list>
                                </text:list-item>
                              </text:list>
                            </text:list-item>
                          </text:list>
                        </text:list-item>
                      </text:list>
                    </text:list-item>
                  </text:list>
                </text:list-item>
              </text:list>
            </text:list-item>
          </text:list>
        </text:list-item>
      </text:list>
      <text:list xml:id="list408782196" text:continue-list="list3243222399964207190" text:style-name="L1">
        <text:list-item>
          <text:list>
            <text:list-item>
              <text:list>
                <text:list-item>
                  <text:list>
                    <text:list-item>
                      <text:list>
                        <text:list-item>
                          <text:list>
                            <text:list-item>
                              <text:list>
                                <text:list-item>
                                  <text:list>
                                    <text:list-item>
                                      <text:list>
                                        <text:list-item>
                                          <text:p text:style-name="P1">donc une étape n+x peut contenir des mots plus petits que des mots de l'étape n</text:p>
                                        </text:list-item>
                                        <text:list-item>
                                          <text:p text:style-name="P1">aussi, possibilité règles qui ne s'appliquent que lorsque certains mots précis sont sortis</text:p>
                                        </text:list-item>
                                      </text:list>
                                    </text:list-item>
                                  </text:list>
                                </text:list-item>
                                <text:list-item>
                                  <text:p text:style-name="P1">ceci s'appelle</text:p>
                                  <text:list>
                                    <text:list-item>
                                      <text:p text:style-name="P1">l'indécidabilité de l'appartenance d'un mot à un langage défini par une grammaire</text:p>
                                    </text:list-item>
                                    <text:list-item>
                                      <text:p text:style-name="P1">ou on peut aussi dire la semi décidabilité (possible s'il appartient)</text:p>
                                    </text:list-item>
                                  </text:list>
                                </text:list-item>
                                <text:list-item>
                                  <text:p text:style-name="P1">note plus générale</text:p>
                                  <text:list>
                                    <text:list-item>
                                      <text:p text:style-name="P1">décidabilité : capacité à résoudre un problème dont le résultat est booléen – à décider si oui ou non (quelque chose)</text:p>
                                    </text:list-item>
                                    <text:list-item>
                                      <text:p text:style-name="P1">calculabilité : capacité à déterminer un résultat (pas forcément booléen)</text:p>
                                    </text:list-item>
                                    <text:list-item>
                                      <text:p text:style-name="P1">les problèmes de calculabilité rejoignent les problèmes de décidabilité</text:p>
                                    </text:list-item>
                                  </text:list>
                                </text:list-item>
                              </text:list>
                            </text:list-item>
                          </text:list>
                        </text:list-item>
                        <text:list-item>
                          <text:p text:style-name="P1">type 1 : grammaires contextuelles (0:17:40 – page 1)</text:p>
                          <text:list>
                            <text:list-item>
                              <text:p text:style-name="P1">un symbole non terminal dérive en un mot quelconque dans un certain <text:soft-page-break/>contexte gauche et droit</text:p>
                            </text:list-item>
                            <text:list-item>
                              <text:p text:style-name="P1">ex : axb → ayb</text:p>
                            </text:list-item>
                            <text:list-item>
                              <text:p text:style-name="P1">a et b peuvent être n'importe quoi</text:p>
                            </text:list-item>
                            <text:list-item>
                              <text:p text:style-name="P1">"y" ne peut résulter de x qu'à condition qu'x soit compris entre a et b</text:p>
                            </text:list-item>
                            <text:list-item>
                              <text:p text:style-name="P1">a et b peuvent être compris epsilon</text:p>
                            </text:list-item>
                            <text:list-item>
                              <text:p text:style-name="P1">a ce que j'ai compris : on ne dit rien de ce qu'il y a autour de a et b ! Du coup si a et b dérivent en epsilon ça veut pas dire que x ne peut dériver que s'il est tout seul mais juste peu importe ce qui l'entoure</text:p>
                            </text:list-item>
                            <text:list-item>
                              <text:p text:style-name="P1">du coup possible de créer des règles avec des contextes</text:p>
                            </text:list-item>
                            <text:list-item>
                              <text:p text:style-name="P1">mais aussi sans contexte</text:p>
                            </text:list-item>
                            <text:list-item>
                              <text:p text:style-name="P1">servent à représenter des contextes par exemple dans les langues naturelles (contexte tels que le genre ou le nombre, conjugaison etc)</text:p>
                            </text:list-item>
                          </text:list>
                        </text:list-item>
                        <text:list-item>
                          <text:p text:style-name="P1">type 2 : grammaires algébriques, ou de chomsky</text:p>
                          <text:list>
                            <text:list-item>
                              <text:p text:style-name="P1">symbole non terminal qui dérive en n'importe quoi d'autre</text:p>
                            </text:list-item>
                            <text:list-item>
                              <text:p text:style-name="P1">note pour plus tard : type 2 bien compris dans type 1, type 2 bien plus large que type 1, car</text:p>
                              <text:list>
                                <text:list-item>
                                  <text:p text:style-name="P1">les types désignent des familles de langages</text:p>
                                </text:list-item>
                                <text:list-item>
                                  <text:p text:style-name="P1">une famille 2 incluse dans une famille 1 veut dire que</text:p>
                                  <text:list>
                                    <text:list-item>
                                      <text:p text:style-name="P1">tous les langages de 2 existent dans 1</text:p>
                                    </text:list-item>
                                    <text:list-item>
                                      <text:p text:style-name="P1">des langages de 1 peuvent ne pas exister dans 2</text:p>
                                    </text:list-item>
                                  </text:list>
                                </text:list-item>
                                <text:list-item>
                                  <text:p text:style-name="P1">c'est bien le cas</text:p>
                                  <text:list>
                                    <text:list-item>
                                      <text:p text:style-name="P1">toutes productions d'un langage algébrique peut être obtenue dans un langage non algébrique en remplaçant a et b par epsilon</text:p>
                                    </text:list-item>
                                    <text:list-item>
                                      <text:p text:style-name="P1">toutes les productions d'un langage contextuel avec a et b différents d'epsilon ne peuvent pas exister dans un langage algébrique (si on prend la même production sans a et b, il y a des mots en plus donc ce n'est pas le même langage)</text:p>
                                    </text:list-item>
                                  </text:list>
                                </text:list-item>
                              </text:list>
                            </text:list-item>
                            <text:list-item>
                              <text:p text:style-name="P1">ce sont les grammaires qu'on va étudier dans les langages de programmation</text:p>
                            </text:list-item>
                            <text:list-item>
                              <text:p text:style-name="P1">les langages de Dick par exemple sont productibles par des grammaires algébriques</text:p>
                              <text:list>
                                <text:list-item>
                                  <text:p text:style-name="P1">ex : grammaire de paranthèses P → (P)|epsilon|PP</text:p>
                                </text:list-item>
                                <text:list-item>
                                  <text:p text:style-name="P1">de façon générale : S → aSb|epsilon|SS</text:p>
                                </text:list-item>
                              </text:list>
                            </text:list-item>
                          </text:list>
                        </text:list-item>
                        <text:list-item>
                          <text:p text:style-name="P1">type 3 : grammaires régulières, rationnelles, de Kleene, ou K-grammaires</text:p>
                          <text:list>
                            <text:list-item>
                              <text:p text:style-name="P1">grammaires reconnues par automates d'états finis</text:p>
                              <text:list>
                                <text:list-item>
                                  <text:p text:style-name="P1">déterministes ou non les deux marchent</text:p>
                                </text:list-item>
                              </text:list>
                            </text:list-item>
                            <text:list-item>
                              <text:p text:style-name="P1">note perso</text:p>
                              <text:list>
                                <text:list-item>
                                  <text:p text:style-name="P1">principe</text:p>
                                  <text:list>
                                    <text:list-item>
                                      <text:p text:style-name="P1">productions de la forme P → ax | bx | ... | epsilon</text:p>
                                      <text:list>
                                        <text:list-item>
                                          <text:p text:style-name="P1">avec P et x non terminaux</text:p>
                                        </text:list-item>
                                        <text:list-item>
                                          <text:p text:style-name="P1">a, b... terminaux</text:p>
                                        </text:list-item>
                                        <text:list-item>
                                          <text:p text:style-name="P1">remarque après coup : aussi possible P → a (sans symboles non terminaux)</text:p>
                                        </text:list-item>
                                      </text:list>
                                    </text:list-item>
                                    <text:list-item>
                                      <text:p text:style-name="P1">du coup on a par exemple P → ax → abx → ab5x → ab5</text:p>
                                    </text:list-item>
                                    <text:list-item>
                                      <text:p text:style-name="P1">chaque étape ne produit qu'"à droite"</text:p>
                                    </text:list-item>
                                  </text:list>
                                </text:list-item>
                                <text:list-item>
                                  <text:p text:style-name="P1">lang. productibles dans grammaires régulières mais pas algébriques</text:p>
                                  <text:list>
                                    <text:list-item>
                                      <text:p text:style-name="P1">grammaires de Dick (d'autres aussi ?) car il faudrait mémoriser ce qui s'est passé avant</text:p>
                                    </text:list-item>
                                    <text:list-item>
                                      <text:p text:style-name="P1">dans grammaires de Dick (algébrique), avec exemple de langage paranthésé, chaque paranthèse ouverte est bien fermée, et ce dans <text:soft-page-break/>le bon ordre.</text:p>
                                    </text:list-item>
                                    <text:list-item>
                                      <text:p text:style-name="P1">impossible avec grammaire régulière car il faudrait un état pour lorsque le mot contient une paranthèse de plus ouverte que de paranthèses fermées, un état lorsqu'il y a deux d'écart etc, pour savoir a chaque fois combien reste à fermer. Nombre infini d'états, donc pas reconnu par automate d'états finis.</text:p>
                                    </text:list-item>
                                    <text:list-item>
                                      <text:p text:style-name="P1">(avec grammaires, ça ferait P → (1|epsilon ; 1 → (2|) ; 2 → (3|)1 ; etc, infini. (1 2 3 etc sont des symboles non terminaux)</text:p>
                                    </text:list-item>
                                    <text:list-item>
                                      <text:p text:style-name="P1">avec automates, pareille mais il faudrait créer un état pour une paranthèse ouverte de plus que de fermées, un pour 2, un pour 3...</text:p>
                                    </text:list-item>
                                  </text:list>
                                </text:list-item>
                              </text:list>
                            </text:list-item>
                          </text:list>
                        </text:list-item>
                      </text:list>
                    </text:list-item>
                    <text:list-item>
                      <text:p text:style-name="P1">grammaires et compilation (0:20:24)</text:p>
                      <text:list>
                        <text:list-item>
                          <text:p text:style-name="P1">grammaires rationnelles : pour analyse lexicale</text:p>
                        </text:list-item>
                        <text:list-item>
                          <text:p text:style-name="P1">grammaires algébriques : pour analyse syntaxique</text:p>
                        </text:list-item>
                      </text:list>
                    </text:list-item>
                    <text:list-item>
                      <text:p text:style-name="P1">relations (d'inclusion) entre les langages ensemblistes</text:p>
                      <text:list>
                        <text:list-item>
                          <text:p text:style-name="P1">principe</text:p>
                          <text:list>
                            <text:list-item>
                              <text:p text:style-name="P1">famille des langages rationnels strictement incluse dans</text:p>
                            </text:list-item>
                            <text:list-item>
                              <text:p text:style-name="P1">famille des langages algébriques strictement inclus dans</text:p>
                            </text:list-item>
                            <text:list-item>
                              <text:p text:style-name="P1">famille des langages contextuels strictement inclus dans</text:p>
                            </text:list-item>
                            <text:list-item>
                              <text:p text:style-name="P1">famille des langages récursivement énumérables</text:p>
                            </text:list-item>
                          </text:list>
                        </text:list-item>
                        <text:list-item>
                          <text:p text:style-name="P1">note</text:p>
                          <text:list>
                            <text:list-item>
                              <text:p text:style-name="P1">faire attention aux mots famille et strictement</text:p>
                            </text:list-item>
                            <text:list-item>
                              <text:p text:style-name="P1">donc c'est dans langages qui sont dans un mot et pas dans l'autre, et attention : ces langages qui font la différences sont souvent des langages dans lesquels on précise des choses qu'il n'y aura pas (c'est le pouvoir de préciser ce qui n'est pas dans le langage qui fait souvent la différence)</text:p>
                            </text:list-item>
                          </text:list>
                        </text:list-item>
                        <text:list-item>
                          <text:p text:style-name="P1">plus formellement</text:p>
                          <text:list>
                            <text:list-item>
                              <text:p text:style-name="P1">Soit Li l'ensemble des langages engendrés par les grammaires de type i</text:p>
                            </text:list-item>
                            <text:list-item>
                              <text:p text:style-name="P1">alors L3 (inclus strict) L2 (inclus strict) L1 (inclus strict) L0 (inclus strict)</text:p>
                            </text:list-item>
                          </text:list>
                        </text:list-item>
                        <text:list-item>
                          <text:p text:style-name="P1">langages compris dans les uns mais pas les autres</text:p>
                          <text:list>
                            <text:list-item>
                              <text:p text:style-name="P1">langages de dick compris dans rationnels (et donc contextuels et récursivement énumérables) mais pas réguliers</text:p>
                            </text:list-item>
                            <text:list-item>
                              <text:p text:style-name="P1">langages avec conjugaison compris dans contextuels mais pas algébriques</text:p>
                            </text:list-item>
                            <text:list-item>
                              <text:p text:style-name="P1">différence contextuelle / récursivement énumérables</text:p>
                              <text:list>
                                <text:list-item>
                                  <text:p text:style-name="P1">surement due aux epsilon produisant quelque chose mais j'ai du mal à voir les mots d'un langage produit par l'un mais pas par l'autre</text:p>
                                </text:list-item>
                              </text:list>
                            </text:list-item>
                          </text:list>
                        </text:list-item>
                      </text:list>
                    </text:list-item>
                    <text:list-item>
                      <text:p text:style-name="P1"/>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jfjyf jjku</meta:initial-creator>
    <meta:creation-date>2015-02-22T17:17:16</meta:creation-date>
    <dc:date>2015-02-22T21:34:17</dc:date>
    <dc:creator>yjfjyf jjku</dc:creator>
    <meta:editing-duration>PT4H17M3S</meta:editing-duration>
    <meta:editing-cycles>173</meta:editing-cycles>
    <meta:generator>OpenOffice/4.1.1$Unix OpenOffice.org_project/411m6$Build-9775</meta:generator>
    <meta:document-statistic meta:table-count="0" meta:image-count="0" meta:object-count="0" meta:page-count="5" meta:paragraph-count="179" meta:word-count="1804" meta:character-count="9912"/>
  </office:meta>
</office:document-meta>
</file>